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text-properties officeooo:paragraph-rsid="0000b9e9"/>
    </style:style>
    <style:style style:name="P2" style:family="paragraph" style:parent-style-name="Standard">
      <style:paragraph-properties fo:line-height="150%" fo:text-align="justify" style:justify-single-word="false"/>
      <style:text-properties officeooo:paragraph-rsid="0000b9e9"/>
    </style:style>
    <style:style style:name="P3"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4"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5" style:family="paragraph" style:parent-style-name="Standard">
      <style:paragraph-properties fo:margin-top="0in" fo:margin-bottom="0in" loext:contextual-spacing="false" fo:line-height="150%" fo:text-align="center" style:justify-single-word="false"/>
      <style:text-properties officeooo:paragraph-rsid="0000b9e9"/>
    </style:style>
    <style:style style:name="P6" style:family="paragraph" style:parent-style-name="Standard">
      <style:paragraph-properties fo:margin-top="0in" fo:margin-bottom="0in" loext:contextual-spacing="false" fo:line-height="150%" fo:text-align="center" style:justify-single-word="false"/>
      <style:text-properties officeooo:paragraph-rsid="00027833"/>
    </style:style>
    <style:style style:name="P7" style:family="paragraph" style:parent-style-name="Standard">
      <style:paragraph-properties fo:margin-top="0in" fo:margin-bottom="0in" loext:contextual-spacing="false" fo:line-height="150%" fo:text-align="justify" style:justify-single-word="false"/>
      <style:text-properties style:font-name="Times New Roman" fo:font-size="26pt" fo:font-weight="bold" officeooo:paragraph-rsid="0000b9e9" style:font-size-asian="26pt" style:font-weight-asian="bold" style:font-name-complex="Times New Roman1" style:font-size-complex="26pt"/>
    </style:style>
    <style:style style:name="P8" style:family="paragraph" style:parent-style-name="Heading_20_1" style:list-style-name="">
      <style:paragraph-properties fo:margin-top="0.1945in" fo:margin-bottom="0.1945in" loext:contextual-spacing="false" fo:line-height="150%" fo:text-align="center" style:justify-single-word="false"/>
      <style:text-properties officeooo:paragraph-rsid="000d5b22"/>
    </style:style>
    <style:style style:name="P9" style:family="paragraph" style:parent-style-name="Standard" style:master-page-name="Standard">
      <style:paragraph-properties fo:margin-top="0in" fo:margin-bottom="0in" loext:contextual-spacing="false" fo:line-height="150%" fo:text-align="center" style:justify-single-word="false" style:page-number="auto"/>
      <style:text-properties style:font-name="Times New Roman" fo:font-size="16pt" officeooo:paragraph-rsid="0000b9e9" style:font-size-asian="16pt" style:font-name-complex="Times New Roman1"/>
    </style:style>
    <style:style style:name="P10" style:family="paragraph" style:parent-style-name="Standard">
      <style:paragraph-properties fo:margin-top="0in" fo:margin-bottom="0in" loext:contextual-spacing="false" fo:line-height="150%" fo:text-align="center" style:justify-single-word="false"/>
      <style:text-properties style:font-name="Times New Roman" fo:font-size="16pt" officeooo:paragraph-rsid="0000b9e9" style:font-size-asian="16pt" style:font-name-complex="Times New Roman1"/>
    </style:style>
    <style:style style:name="P11" style:family="paragraph" style:parent-style-name="Standard">
      <style:paragraph-properties fo:margin-top="0in" fo:margin-bottom="0in" loext:contextual-spacing="false" fo:line-height="150%" fo:text-align="justify" style:justify-single-word="false"/>
      <style:text-properties style:font-name="Times New Roman" officeooo:paragraph-rsid="0005db36" style:font-name-complex="Times New Roman1" style:font-size-complex="14pt"/>
    </style:style>
    <style:style style:name="P12" style:family="paragraph" style:parent-style-name="Standard">
      <style:paragraph-properties fo:margin-top="0in" fo:margin-bottom="0in" loext:contextual-spacing="false" fo:line-height="150%" fo:text-align="justify" style:justify-single-word="false"/>
      <style:text-properties style:font-name="Times New Roman" officeooo:paragraph-rsid="000d5b22" style:font-name-complex="Times New Roman1" style:font-size-complex="14pt"/>
    </style:style>
    <style:style style:name="P13" style:family="paragraph" style:parent-style-name="Standard">
      <style:paragraph-properties fo:margin-top="0in" fo:margin-bottom="0in" loext:contextual-spacing="false" fo:line-height="150%" fo:text-align="justify" style:justify-single-word="false"/>
      <style:text-properties officeooo:paragraph-rsid="0005db36"/>
    </style:style>
    <style:style style:name="P14" style:family="paragraph" style:parent-style-name="Standard">
      <style:paragraph-properties fo:margin-top="0in" fo:margin-bottom="0in" loext:contextual-spacing="false" fo:line-height="150%" fo:text-align="justify" style:justify-single-word="false"/>
      <style:text-properties officeooo:paragraph-rsid="0007d10c"/>
    </style:style>
    <style:style style:name="P15" style:family="paragraph" style:parent-style-name="Standard">
      <style:paragraph-properties fo:line-height="150%" fo:text-align="justify" style:justify-single-word="false"/>
      <style:text-properties style:font-name="Times New Roman" fo:font-size="14pt" officeooo:paragraph-rsid="0000b9e9" style:font-size-asian="14pt" style:font-name-complex="Times New Roman1" style:font-size-complex="14pt"/>
    </style:style>
    <style:style style:name="P16" style:family="paragraph" style:parent-style-name="Standard">
      <style:paragraph-properties fo:line-height="150%" fo:text-align="center" style:justify-single-word="false"/>
      <style:text-properties style:font-name="Times New Roman" fo:font-size="14pt" officeooo:paragraph-rsid="0000b9e9" style:font-size-asian="14pt" style:font-name-complex="Times New Roman1" style:font-size-complex="14pt"/>
    </style:style>
    <style:style style:name="P17" style:family="paragraph" style:parent-style-name="Standard">
      <style:paragraph-properties fo:line-height="150%" fo:text-align="justify" style:justify-single-word="false"/>
      <style:text-properties style:font-name="Times New Roman" fo:font-size="14pt" officeooo:rsid="0000b9e9" officeooo:paragraph-rsid="00027833" style:font-size-asian="14pt" style:font-name-complex="Times New Roman1" style:font-size-complex="14pt"/>
    </style:style>
    <style:style style:name="P18" style:family="paragraph" style:parent-style-name="Standard">
      <style:paragraph-properties fo:line-height="150%" fo:text-align="center" style:justify-single-word="false"/>
      <style:text-properties style:font-name="Times New Roman" fo:font-size="14pt" officeooo:rsid="0000b9e9" officeooo:paragraph-rsid="0000b9e9" style:font-size-asian="14pt" style:font-name-complex="Times New Roman1" style:font-size-complex="14pt"/>
    </style:style>
    <style:style style:name="P19" style:family="paragraph" style:parent-style-name="Standard">
      <style:paragraph-properties fo:line-height="150%"/>
      <style:text-properties style:font-name="Times New Roman" fo:font-size="16pt" fo:font-weight="bold" officeooo:paragraph-rsid="0000b9e9" style:font-size-asian="16pt" style:font-weight-asian="bold" style:font-name-complex="Times New Roman1" style:font-size-complex="14pt"/>
    </style:style>
    <style:style style:name="P20" style:family="paragraph" style:parent-style-name="Standard">
      <style:paragraph-properties fo:line-height="150%" fo:text-align="justify" style:justify-single-word="false"/>
      <style:text-properties style:font-name="Times New Roman" fo:font-size="16pt" fo:font-weight="bold" officeooo:paragraph-rsid="00027833" style:font-size-asian="16pt" style:font-weight-asian="bold" style:font-name-complex="Times New Roman1" style:font-size-complex="14pt"/>
    </style:style>
    <style:style style:name="P21" style:family="paragraph" style:parent-style-name="Standard">
      <style:paragraph-properties fo:line-height="150%" fo:text-align="justify" style:justify-single-word="false"/>
      <style:text-properties style:font-name="Times New Roman" fo:font-size="16pt" fo:font-weight="bold" officeooo:paragraph-rsid="0005db36" style:font-size-asian="16pt" style:font-weight-asian="bold" style:font-name-complex="Times New Roman1" style:font-size-complex="14pt"/>
    </style:style>
    <style:style style:name="P22" style:family="paragraph" style:parent-style-name="Standard">
      <style:paragraph-properties fo:line-height="150%" fo:text-align="center" style:justify-single-word="false"/>
      <style:text-properties style:font-name="Times New Roman" fo:font-size="26pt" fo:font-weight="bold" officeooo:rsid="00027833" officeooo:paragraph-rsid="00027833" style:font-size-asian="26pt" style:font-weight-asian="bold" style:font-name-complex="Times New Roman1" style:font-size-complex="26pt"/>
    </style:style>
    <style:style style:name="P23" style:family="paragraph" style:parent-style-name="Standard">
      <style:paragraph-properties fo:line-height="150%"/>
      <style:text-properties officeooo:paragraph-rsid="0003fbd7"/>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Times New Roman" fo:font-size="14pt" officeooo:rsid="0000b9e9" style:font-size-asian="14pt" style:font-name-complex="Times New Roman1" style:font-size-complex="14pt"/>
    </style:style>
    <style:style style:name="T3" style:family="text">
      <style:text-properties style:font-name="Times New Roman" fo:font-size="14pt" fo:language="ro" fo:country="RO" style:font-size-asian="14pt" style:font-name-complex="Times New Roman1" style:font-size-complex="14pt"/>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Times New Roman" fo:font-size="16pt" officeooo:rsid="0000b9e9" style:font-size-asian="16pt" style:font-name-complex="Times New Roman1" style:font-size-complex="16pt"/>
    </style:style>
    <style:style style:name="T6" style:family="text">
      <style:text-properties style:font-name="Times New Roman" fo:font-size="16pt" fo:font-weight="bold" style:font-size-asian="16pt" style:font-weight-asian="bold" style:font-name-complex="Times New Roman1" style:font-size-complex="14pt"/>
    </style:style>
    <style:style style:name="T7" style:family="text">
      <style:text-properties style:font-name="Times New Roman" fo:font-size="16pt" fo:font-weight="bold" officeooo:rsid="0000b9e9" style:font-size-asian="16pt" style:font-weight-asian="bold" style:font-name-complex="Times New Roman1" style:font-size-complex="14pt"/>
    </style:style>
    <style:style style:name="T8" style:family="text">
      <style:text-properties style:font-name="Times New Roman" fo:font-size="16pt" fo:font-weight="bold" officeooo:rsid="00027833" style:font-size-asian="16pt" style:font-weight-asian="bold" style:font-name-complex="Times New Roman1" style:font-size-complex="16pt"/>
    </style:style>
    <style:style style:name="T9" style:family="text">
      <style:text-properties style:font-name="Times New Roman" fo:font-size="26pt" fo:font-weight="bold" style:font-size-asian="26pt" style:font-weight-asian="bold" style:font-name-complex="Times New Roman1" style:font-size-complex="26pt"/>
    </style:style>
    <style:style style:name="T10" style:family="text">
      <style:text-properties style:font-name="Times New Roman" fo:font-size="26pt" fo:font-weight="bold" officeooo:rsid="0000b9e9" style:font-size-asian="26pt" style:font-weight-asian="bold" style:font-name-complex="Times New Roman1" style:font-size-complex="26pt"/>
    </style:style>
    <style:style style:name="T11" style:family="text">
      <style:text-properties style:font-name="Times New Roman" style:font-name-complex="Times New Roman1" style:font-size-complex="14pt"/>
    </style:style>
    <style:style style:name="T12" style:family="text">
      <style:text-properties style:font-name="Times New Roman" officeooo:rsid="00056d83" style:font-name-complex="Times New Roman1" style:font-size-complex="14pt"/>
    </style:style>
    <style:style style:name="T13" style:family="text">
      <style:text-properties style:font-name="Times New Roman" officeooo:rsid="0005db36" style:font-name-complex="Times New Roman1" style:font-size-complex="14pt"/>
    </style:style>
    <style:style style:name="T14" style:family="text">
      <style:text-properties style:font-name="Times New Roman" officeooo:rsid="0007d10c" style:font-name-complex="Times New Roman1" style:font-size-complex="14pt"/>
    </style:style>
    <style:style style:name="T15" style:family="text">
      <style:text-properties style:font-name="Times New Roman" officeooo:rsid="0007e10f" style:font-name-complex="Times New Roman1" style:font-size-complex="14pt"/>
    </style:style>
    <style:style style:name="T16" style:family="text">
      <style:text-properties fo:font-size="12pt" officeooo:rsid="00056d83" style:font-size-asian="12pt" style:font-size-complex="12pt"/>
    </style:style>
    <style:style style:name="T17" style:family="text">
      <style:text-properties fo:font-size="12pt" officeooo:rsid="0007e10f" style:font-size-asian="12pt" style:font-size-complex="12pt"/>
    </style:style>
    <style:style style:name="T18" style:family="text">
      <style:text-properties fo:font-size="12pt" fo:font-weight="normal" officeooo:rsid="0005f6f3" style:font-size-asian="10.5pt" style:font-weight-asian="normal" style:font-size-complex="12pt" style:font-weight-complex="normal"/>
    </style:style>
    <style:style style:name="T19" style:family="text">
      <style:text-properties fo:font-size="12pt" fo:font-weight="normal" officeooo:rsid="0007d10c" style:font-size-asian="10.5pt" style:font-weight-asian="normal" style:font-size-complex="12pt" style:font-weight-complex="normal"/>
    </style:style>
    <style:style style:name="T20" style:family="text">
      <style:text-properties fo:font-size="12pt" fo:font-weight="normal" officeooo:rsid="0007e10f" style:font-size-asian="10.5pt" style:font-weight-asian="normal" style:font-size-complex="12pt" style:font-weight-complex="normal"/>
    </style:style>
    <style:style style:name="T21" style:family="text">
      <style:text-properties officeooo:rsid="0007d10c"/>
    </style:style>
    <style:style style:name="T22" style:family="text">
      <style:text-properties style:font-name="Times New Roman"/>
    </style:style>
    <style:style style:name="T23" style:family="text">
      <style:text-properties officeooo:rsid="0007e10f"/>
    </style:style>
    <style:style style:name="T24" style:family="text">
      <style:text-properties fo:language="ro" fo:country="RO"/>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UNIVERSITATEA DIN BUCUREŞTI</text:p>
      <text:p text:style-name="P10">FACULTATEA DE MATEMATICĂ ŞI INFORMATICĂ</text:p>
      <text:p text:style-name="P6"><text:span text:style-name="T4">SPECIALIZAREA </text:span><text:span text:style-name="T5">SECURITATE ŞI LOGICĂ APLICATĂ</text:span></text:p>
      <text:p text:style-name="P7"/>
      <text:p text:style-name="P7"/>
      <text:p text:style-name="P5"><text:span text:style-name="T9">LUCRARE DE </text:span><text:span text:style-name="T10">DIZERTATIE</text:span></text:p>
      <text:p text:style-name="P22">Colectarea și sumarizarea informației din pagini web </text:p>
      <text:p text:style-name="P2"/>
      <text:p text:style-name="P3"/>
      <text:p text:style-name="P3"/>
      <text:p text:style-name="P3"><text:s text:c="31"/></text:p>
      <text:p text:style-name="P19">Coordonator ştiinţific <text:tab/><text:tab/><text:tab/><text:tab/> <text:s/>Absolvent</text:p>
      <text:p text:style-name="P23"><text:span text:style-name="T6">Asist.dr. </text:span><text:span text:style-name="T7">Mihăi</text:span><text:span text:style-name="T8">ț</text:span><text:span text:style-name="T7">ă Dragăn</text:span><text:span text:style-name="T6"> <text:tab/><text:tab/><text:tab/><text:tab/> <text:s/>Nicolae Cristian-Cătălin</text:span></text:p>
      <text:p text:style-name="P3"><text:tab/><text:tab/><text:tab/></text:p>
      <text:p text:style-name="P3"/>
      <text:p text:style-name="P3"/>
      <text:p text:style-name="P4"/>
      <text:p text:style-name="P4"/>
      <text:p text:style-name="P4"/>
      <text:p text:style-name="P4"/>
      <text:p text:style-name="P4"/>
      <text:p text:style-name="P1"><text:span text:style-name="T1">BUCURE</text:span><text:span text:style-name="T3">Ş</text:span><text:span text:style-name="T1">TI, iunie </text:span><text:span text:style-name="T2">2020</text:span></text:p>
      <text:p text:style-name="P20"><text:soft-page-break/>Abstract</text:p>
      <text:p text:style-name="P14"><text:span text:style-name="T11"><text:s text:c="2"/><text:tab/>Web scraping is a technique used to extract data from websites and it is the pillar of information retrieval in a world wide web that is ever growing. There are two main ways of extracting data from a website: static and dynamic scraping. Static scraping requires input beyond the target website because the user needs to inspect the </text:span><text:span text:style-name="T22">Hypertext Markup Language</text:span> <text:span text:style-name="T21">(</text:span><text:span text:style-name="T11">HTML</text:span><text:span text:style-name="T14">)</text:span><text:span text:style-name="T11"> content of the target and find certain patterns in the templates that are then used to extract data. Static scraping is also very vulnerable to changes in the template of the web page. Dynamic scraping is a very broad topic and it has been tackled from many different angles: tree-based, natural language processing (NLP), computer vision or machine learning techniques. For most websites, the problem can be broken in two big steps: finding the template for the pages we want to extract data from and then removing irrelevant text such as ads, text from controls or JavaScript code.</text:span></text:p>
      <text:p text:style-name="P13"><text:span text:style-name="T11"><text:tab/></text:span><text:span text:style-name="T12">After content extraction, content summarization is ideal so in the end, we can see </text:span><text:span text:style-name="T13">different articles with the essential information extracted from each and every one. Like web scraping, content summarization also has two main ways of operation: abstractive (based on text-generation with deep learning techniques) and extractive (selecting a subset of the input content as the summary). Extractive summarization is based on NLP techniques that can split the input text into sentences and tokenize sentences into words, offering us a way of comparing sentences and obtaining a similarity coefficient. Afterwards, a good approach of selecting the most relevant sentences from a set is TextRank, an algorithm based on PageRank, the very famous approach that stands at the foundation of Google. The output of content extraction and content summarization can be wrapped back into HTML tags and served as a clear, short, clean (ad-free) version of the original page</text:span><text:span text:style-name="T15">s</text:span><text:span text:style-name="T13">. </text:span></text:p>
      <text:p text:style-name="P17"><text:s text:c="2"/></text:p>
      <text:p text:style-name="P18"/>
      <text:p text:style-name="P18"/>
      <text:p text:style-name="P18"/>
      <text:p text:style-name="P18"/>
      <text:p text:style-name="P18"/>
      <text:p text:style-name="P18"/>
      <text:p text:style-name="P18"/>
      <text:p text:style-name="P18"/>
      <text:p text:style-name="P18"/>
      <text:p text:style-name="P21"><text:soft-page-break/>Abstract</text:p>
      <text:p text:style-name="P21"><text:tab/><text:span text:style-name="T18">Colectarea de informatii din pagini web </text:span><text:span text:style-name="T19">este extrem de importanta intr-o lume in care acest sistem este in crestere continua. Exista doua metode principale de extragere a informatiei din pagini web, metoda statica si metoda dinamica. Extragerea statica implica mai multe date de intrare decat un simplu URL deoarece utilizatorul trebuie sa inspecteze continutul HTML al paginii si sa observe modele care se repeta in sabloanele cu care sunt construite paginile. Colectarea statica este foarte vulnerabila la schimbari in sablonul paginii. Colectarea dinamica a informatiei este un subiect foarte larg ce poate fi abordat din mai multe unghiuri: metode bazate de pe natura arborescenta a </text:span><text:span text:style-name="T20">HTML-ului, tehnici de procesare a limbajului natural, algoritmi de vedere pe calculator sau invatare automata. Pentru majoritatea paginilor problema se imparte in doua parti: gasirea sablonului paginilor din care vrem sa extragem continut si eliminarea textului irelevant precum reclame, textul de pe controalele din pagini sau codul JavaScript din pagina.</text:span></text:p>
      <text:p text:style-name="P11"><text:s text:c="2"/><text:tab/> <text:span text:style-name="T23">Dupa extragerea de continut, sumarizarea acestuia este ideala pentru a putea vedea articole diferite cu informatia esentiala extrasa din fiecare. La fel ca si colectarea de informatii, sumarizarirea continului poate fi indeplinita prin doua metode principale: metoda abstractiva (bazata pe generarea de text cu metode de invatare automada) si extractiva (alegerea unei submultimi din continutul originar). Sumarizarea extractiva este bazata pe tehnici de procesare a limbajului natural ce pot imparti textul de intrare in propozitii si mai departe in cuvinte, oferind posibilitatea de a compara propozitiile si a avea un indice de similaritate. Apoi, o metoda buna de a selecta cele mai relevante propozitii este algoritmul TextRank, algoritm bazat pe PageRank, metoda faimoasa ce sta la baza companiei Google. Continutul de iesire dupa etapa de colectare si cea de sumarizare poate fi pus inapoi in limbaj HTML pentru a oferi o versiune clara, scurta si curata (fara reclame) a paginilor originare. </text:span></text:p>
      <text:p text:style-name="P11"/>
      <text:p text:style-name="P11"/>
      <text:p text:style-name="P11"/>
      <text:p text:style-name="P11"/>
      <text:p text:style-name="P11"/>
      <text:p text:style-name="P11"/>
      <text:p text:style-name="P11"/>
      <text:p text:style-name="P11"/>
      <text:p text:style-name="P11"/>
      <text:p text:style-name="P11"/>
      <text:h text:style-name="P8" text:outline-level="1"><text:bookmark-start text:name="_Toc482189769"/><text:bookmark-start text:name="_Toc477209064"/><text:bookmark-start text:name="_Toc477208973"/><text:bookmark-start text:name="_Toc476395463"/><text:bookmark-start text:name="_Toc476395348"/><text:soft-page-break/><text:span text:style-name="T4">Introducere</text:span><text:bookmark-end text:name="_Toc482189769"/><text:bookmark-end text:name="_Toc477209064"/><text:bookmark-end text:name="_Toc477208973"/><text:bookmark-end text:name="_Toc476395463"/><text:bookmark-end text:name="_Toc476395348"/></text:h>
      <text:p text:style-name="P12"><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03-01T23:24:33.935000000</dc:date>
    <meta:editing-duration>PT3H4M12S</meta:editing-duration>
    <meta:editing-cycles>9</meta:editing-cycles>
    <meta:document-statistic meta:table-count="0" meta:image-count="0" meta:object-count="0" meta:page-count="4" meta:paragraph-count="19" meta:word-count="652" meta:character-count="4326" meta:non-whitespace-character-count="3628"/>
  </office:meta>
</office:document-meta>
</file>